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1977415981F82EBCBC9.png" manifest:media-type="image/png"/>
  <manifest:file-entry manifest:full-path="Pictures/1000000100000467000002A7C306FF82372FF1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x="-0.0783in" svg:y="0.0453in" svg:width="6.9252in" svg:height="4.1717in" draw:z-index="0"><draw:image xlink:href="Pictures/1000000100000467000002A7C306FF82372FF1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4.7398in" svg:height="4.2398in" draw:z-index="1"><draw:image xlink:href="Pictures/10000001000001C7000001977415981F82EBC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1:53:26.388409224</meta:creation-date>
    <dc:date>2024-04-09T21:59:17.174601597</dc:date>
    <meta:editing-duration>PT5M5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